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3.3555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30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0">
      <style:table-cell-properties fo:background-color="#ffe99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dd7e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fo:background-color="#a4c2f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0">
      <style:table-cell-properties fo:background-color="#b4a7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e9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Hyperlink" style:data-style-name="N0">
      <style:table-cell-properties style:text-align-source="fix" style:repeat-content="false" fo:wrap-option="no-wrap" style:direction="ltr" style:rotation-angle="0" style:shrink-to-fit="false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fo:text-shadow="none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1018" table:default-cell-style-name="ce27"/>
        <table:table-row table:style-name="ro1">
          <table:table-cell table:style-name="ce25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Date</text:p>
          </table:table-cell>
          <table:table-cell table:style-name="ce6"/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Assignment</text:p>
          </table:table-cell>
          <table:table-cell table:style-name="ce6" office:value-type="string" calcext:value-type="string">
            <text:p>Reading</text:p>
          </table:table-cell>
          <table:table-cell table:style-name="Default" table:number-columns-repeated="22"/>
          <table:table-cell table:number-columns-repeated="996"/>
        </table:table-row>
        <table:table-row table:style-name="ro1">
          <table:table-cell/>
          <table:table-cell table:style-name="ce7" office:value-type="date" office:date-value="2024-01-16" calcext:value-type="date">
            <text:p>1/16/24</text:p>
          </table:table-cell>
          <table:table-cell table:style-name="ce7"/>
          <table:table-cell table:style-name="ce42" office:value-type="string" calcext:value-type="string">
            <text:p>Introduction</text:p>
          </table:table-cell>
          <table:table-cell table:style-name="ce28" office:value-type="string" calcext:value-type="string">
            <text:p>HW1</text:p>
          </table:table-cell>
          <table:table-cell table:style-name="ce50"/>
          <table:table-cell table:number-columns-repeated="1018"/>
        </table:table-row>
        <table:table-row table:style-name="ro1">
          <table:table-cell/>
          <table:table-cell table:style-name="ce7" table:formula="of:=[.B3]+2" office:value-type="date" office:date-value="2024-01-18" calcext:value-type="date">
            <text:p>1/18/24</text:p>
          </table:table-cell>
          <table:table-cell table:style-name="ce7"/>
          <table:table-cell table:style-name="ce42" office:value-type="string" calcext:value-type="string">
            <text:p>Probability and Random Variables</text:p>
          </table:table-cell>
          <table:table-cell/>
          <table:table-cell table:style-name="ce51" office:value-type="string" calcext:value-type="string">
            <text:p>2.1-2.4</text:p>
          </table:table-cell>
          <table:table-cell table:number-columns-repeated="1018"/>
        </table:table-row>
        <table:table-row table:style-name="ro1">
          <table:table-cell/>
          <table:table-cell table:style-name="ce7" table:formula="of:=[.B3]+7" office:value-type="date" office:date-value="2024-01-23" calcext:value-type="date">
            <text:p>1/23/24</text:p>
          </table:table-cell>
          <table:table-cell table:style-name="ce7"/>
          <table:table-cell table:style-name="ce43" office:value-type="string" calcext:value-type="string">
            <text:p>Bayesian Networks</text:p>
          </table:table-cell>
          <table:table-cell/>
          <table:table-cell table:style-name="ce52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8" table:formula="of:=[.B4]+7" office:value-type="date" office:date-value="2024-01-25" calcext:value-type="date">
            <text:p>1/25/24</text:p>
          </table:table-cell>
          <table:table-cell table:style-name="ce8"/>
          <table:table-cell table:style-name="ce42" office:value-type="string" calcext:value-type="string">
            <text:p>Stochastic Processes, Markov Property</text:p>
          </table:table-cell>
          <table:table-cell table:style-name="ce28" office:value-type="string" calcext:value-type="string">
            <text:p>HW 2 (HW1 Due)</text:p>
          </table:table-cell>
          <table:table-cell table:style-name="ce51" office:value-type="string" calcext:value-type="string">
            <text:p>2.5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MDPs</text:p>
          </table:table-cell>
          <table:table-cell table:style-name="ce9" table:formula="of:=[.B5]+7" office:value-type="date" office:date-value="2024-01-30" calcext:value-type="date">
            <text:p>1/30/24</text:p>
          </table:table-cell>
          <table:table-cell table:style-name="ce9"/>
          <table:table-cell table:style-name="ce44" office:value-type="string" calcext:value-type="string">
            <text:p>MDPs, Policy Evaluation</text:p>
          </table:table-cell>
          <table:table-cell/>
          <table:table-cell table:style-name="ce51" office:value-type="string" calcext:value-type="string">
            <text:p>7.1, 10.1</text:p>
          </table:table-cell>
          <table:table-cell table:number-columns-repeated="1018"/>
        </table:table-row>
        <table:table-row table:style-name="ro1">
          <table:table-cell/>
          <table:table-cell table:style-name="ce9" table:formula="of:=[.B6]+7" office:value-type="date" office:date-value="2024-02-01" calcext:value-type="date">
            <text:p>2/1/24</text:p>
          </table:table-cell>
          <table:table-cell table:style-name="ce9"/>
          <table:table-cell table:style-name="ce44" office:value-type="string" calcext:value-type="string">
            <text:p>Policy Iteration, Value Iteration</text:p>
          </table:table-cell>
          <table:table-cell/>
          <table:table-cell table:style-name="ce51" office:value-type="string" calcext:value-type="string">
            <text:p>7.2-7.7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7]+7" office:value-type="date" office:date-value="2024-02-06" calcext:value-type="date">
            <text:p>2/6/24</text:p>
          </table:table-cell>
          <table:table-cell table:style-name="ce10"/>
          <table:table-cell table:style-name="ce28" office:value-type="string" calcext:value-type="string">
            <text:p>No Class - Instructor Traveling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9" table:formula="of:=[.B8]+7" office:value-type="date" office:date-value="2024-02-08" calcext:value-type="date">
            <text:p>2/8/24</text:p>
          </table:table-cell>
          <table:table-cell table:style-name="ce9"/>
          <table:table-cell table:style-name="ce44" office:value-type="string" calcext:value-type="string">
            <text:p>Online Methods</text:p>
          </table:table-cell>
          <table:table-cell table:style-name="ce28" office:value-type="string" calcext:value-type="string">
            <text:p>HW3 (HW2 Due)</text:p>
          </table:table-cell>
          <table:table-cell table:style-name="ce51" office:value-type="string" calcext:value-type="string">
            <text:p>9.1-9.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9" table:formula="of:=[.B9]+7" office:value-type="date" office:date-value="2024-02-13" calcext:value-type="date">
            <text:p>2/13/24</text:p>
          </table:table-cell>
          <table:table-cell table:style-name="ce9"/>
          <table:table-cell table:style-name="ce44" office:value-type="string" calcext:value-type="string">
            <text:p>VI Convergence</text:p>
          </table:table-cell>
          <table:table-cell/>
          <table:table-cell table:style-name="ce51" office:value-type="string" calcext:value-type="string">
            <text:p>A.15, Ex. 7.1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11" table:formula="of:=[.B10]+7" office:value-type="date" office:date-value="2024-02-15" calcext:value-type="date">
            <text:p>2/15/24</text:p>
          </table:table-cell>
          <table:table-cell table:style-name="ce11"/>
          <table:table-cell table:style-name="ce44" office:value-type="string" calcext:value-type="string">
            <text:p>Continuous-space MDPs</text:p>
          </table:table-cell>
          <table:table-cell table:style-name="ce28" office:value-type="string" calcext:value-type="string">
            <text:p>Exam 1</text:p>
          </table:table-cell>
          <table:table-cell table:style-name="ce51" office:value-type="string" calcext:value-type="string">
            <text:p>7.8, 8, 9.9, 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L</text:p>
          </table:table-cell>
          <table:table-cell table:style-name="ce12" table:formula="of:=[.B11]+7" office:value-type="date" office:date-value="2024-02-20" calcext:value-type="date">
            <text:p>2/20/24</text:p>
          </table:table-cell>
          <table:table-cell table:style-name="ce12"/>
          <table:table-cell table:style-name="ce45" office:value-type="string" calcext:value-type="string">
            <text:p>Intro to RL: Model based, Tabular</text:p>
          </table:table-cell>
          <table:table-cell/>
          <table:table-cell table:style-name="ce51"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2]+7" office:value-type="date" office:date-value="2024-02-22" calcext:value-type="date">
            <text:p>2/22/24</text:p>
          </table:table-cell>
          <table:table-cell table:style-name="ce12"/>
          <table:table-cell table:style-name="ce45" office:value-type="string" calcext:value-type="string">
            <text:p>Exploration vs Exploitation (Bandits)</text:p>
          </table:table-cell>
          <table:table-cell table:style-name="ce28" office:value-type="string" calcext:value-type="string">
            <text:p>HW 4 (HW3 Due)</text:p>
          </table:table-cell>
          <table:table-cell table:style-name="ce52"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3]+7" office:value-type="date" office:date-value="2024-02-27" calcext:value-type="date">
            <text:p>2/27/24</text:p>
          </table:table-cell>
          <table:table-cell table:style-name="ce12"/>
          <table:table-cell table:style-name="ce45" office:value-type="string" calcext:value-type="string">
            <text:p>Model Free: Policy Gradient</text:p>
          </table:table-cell>
          <table:table-cell/>
          <table:table-cell table:style-name="ce52"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4]+7" office:value-type="date" office:date-value="2024-02-29" calcext:value-type="date">
            <text:p>2/29/24</text:p>
          </table:table-cell>
          <table:table-cell table:style-name="ce12"/>
          <table:table-cell table:style-name="ce45" office:value-type="string" calcext:value-type="string">
            <text:p>Model Free: SARSA, Q-Learning</text:p>
          </table:table-cell>
          <table:table-cell office:value-type="string" calcext:value-type="string">
            <text:p>Project Ideas Due</text:p>
          </table:table-cell>
          <table:table-cell table:style-name="ce52"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5]+7" office:value-type="date" office:date-value="2024-03-05" calcext:value-type="date">
            <text:p>3/5/24</text:p>
          </table:table-cell>
          <table:table-cell table:style-name="ce12"/>
          <table:table-cell table:style-name="ce45" office:value-type="string" calcext:value-type="string">
            <text:p>Neural Network Function Approximation</text:p>
          </table:table-cell>
          <table:table-cell/>
          <table:table-cell table:style-name="ce52" office:value-type="string" calcext:value-type="string">
            <text:p>Appendix D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6]+7" office:value-type="date" office:date-value="2024-03-07" calcext:value-type="date">
            <text:p>3/7/24</text:p>
          </table:table-cell>
          <table:table-cell table:style-name="ce12"/>
          <table:table-cell table:style-name="ce45" office:value-type="string" calcext:value-type="string">
            <text:p>DQN, Advanced Policy Gradient, Actor Critic</text:p>
          </table:table-cell>
          <table:table-cell table:style-name="ce28" office:value-type="string" calcext:value-type="string">
            <text:p>HW5 (HW4 Due)</text:p>
          </table:table-cell>
          <table:table-cell table:style-name="ce52" office:value-type="string" calcext:value-type="string">
            <text:p>12, 17.6, 17.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2" table:formula="of:=[.B17]+7" office:value-type="date" office:date-value="2024-03-12" calcext:value-type="date">
            <text:p>3/12/24</text:p>
          </table:table-cell>
          <table:table-cell table:style-name="ce12"/>
          <table:table-cell table:style-name="ce45" office:value-type="string" calcext:value-type="string">
            <text:p>Entropy Regularization, Advanced Exploration</text:p>
          </table:table-cell>
          <table:table-cell office:value-type="string" calcext:value-type="string">
            <text:p>Quiz 1 Due</text:p>
          </table:table-cell>
          <table:table-cell table:style-name="ce52"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POMDPs</text:p>
          </table:table-cell>
          <table:table-cell table:style-name="ce13" table:formula="of:=[.B18]+7" office:value-type="date" office:date-value="2024-03-14" calcext:value-type="date">
            <text:p>3/14/24</text:p>
          </table:table-cell>
          <table:table-cell table:style-name="ce13"/>
          <table:table-cell table:style-name="Default" office:value-type="string" calcext:value-type="string">
            <text:p>No Class – Snow Day</text:p>
          </table:table-cell>
          <table:table-cell table:style-name="ce28"/>
          <table:table-cell table:style-name="ce52" office:value-type="string" calcext:value-type="string">
            <text:p>19.1-19.2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19]+7" office:value-type="date" office:date-value="2024-03-19" calcext:value-type="date">
            <text:p>3/19/24</text:p>
          </table:table-cell>
          <table:table-cell table:style-name="ce13"/>
          <table:table-cell table:style-name="ce46" office:value-type="string" calcext:value-type="string">
            <text:p>POMDPs and Bayesian Filters</text:p>
          </table:table-cell>
          <table:table-cell office:value-type="string" calcext:value-type="string">
            <text:p>Quiz 2 Due</text:p>
          </table:table-cell>
          <table:table-cell table:style-name="ce52" office:value-type="string" calcext:value-type="string">
            <text:p>20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20]+7" office:value-type="date" office:date-value="2024-03-21" calcext:value-type="date">
            <text:p>3/21/24</text:p>
          </table:table-cell>
          <table:table-cell table:style-name="ce13"/>
          <table:table-cell table:style-name="ce46" office:value-type="string" calcext:value-type="string">
            <text:p>Exact POMDP Methods, Alpha Vectors</text:p>
          </table:table-cell>
          <table:table-cell table:style-name="ce28" office:value-type="string" calcext:value-type="string">
            <text:p>HW6 (HW5 Due)</text:p>
          </table:table-cell>
          <table:table-cell table:style-name="ce52" office:value-type="string" calcext:value-type="string">
            <text:p>21.4-21.7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21]+7" office:value-type="date" office:date-value="2024-03-26" calcext:value-type="date">
            <text:p>3/26/24</text:p>
          </table:table-cell>
          <table:table-cell table:style-name="ce10"/>
          <table:table-cell table:style-name="ce28" office:value-type="string" calcext:value-type="string">
            <text:p>Spring Break</text:p>
          </table:table-cell>
          <table:table-cell/>
          <table:table-cell table:style-name="ce52"/>
          <table:table-cell table:number-columns-repeated="1018"/>
        </table:table-row>
        <table:table-row table:style-name="ro1">
          <table:table-cell/>
          <table:table-cell table:style-name="ce10" table:formula="of:=[.B22]+7" office:value-type="date" office:date-value="2024-03-28" calcext:value-type="date">
            <text:p>3/28/24</text:p>
          </table:table-cell>
          <table:table-cell table:style-name="ce10"/>
          <table:table-cell table:style-name="ce28" office:value-type="string" calcext:value-type="string">
            <text:p>Spring Break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13" table:formula="of:=[.B23]+7" office:value-type="date" office:date-value="2024-04-02" calcext:value-type="date">
            <text:p>4/2/24</text:p>
          </table:table-cell>
          <table:table-cell table:style-name="ce13"/>
          <table:table-cell table:style-name="ce46" office:value-type="string" calcext:value-type="string">
            <text:p>Offline POMDP Methods</text:p>
          </table:table-cell>
          <table:table-cell/>
          <table:table-cell table:style-name="ce51" office:value-type="string" calcext:value-type="string">
            <text:p>21.1-21.3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24]+7" office:value-type="date" office:date-value="2024-04-04" calcext:value-type="date">
            <text:p>4/4/24</text:p>
          </table:table-cell>
          <table:table-cell table:style-name="ce13"/>
          <table:table-cell table:style-name="ce46" office:value-type="string" calcext:value-type="string">
            <text:p>POMDP Formulation Approximations</text:p>
          </table:table-cell>
          <table:table-cell office:value-type="string" calcext:value-type="string">
            <text:p>Proj. Proposals Due</text:p>
          </table:table-cell>
          <table:table-cell table:style-name="ce52" office:value-type="string" calcext:value-type="string">
            <text:p>19.6, 22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3" table:formula="of:=[.B25]+7" office:value-type="date" office:date-value="2024-04-09" calcext:value-type="date">
            <text:p>4/9/24</text:p>
          </table:table-cell>
          <table:table-cell table:style-name="ce13"/>
          <table:table-cell table:style-name="ce46" office:value-type="string" calcext:value-type="string">
            <text:p>Particle Filters and Online POMDP Methods</text:p>
          </table:table-cell>
          <table:table-cell/>
          <table:table-cell table:style-name="ce52" office:value-type="string" calcext:value-type="string">
            <text:p>2.5-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mes</text:p>
          </table:table-cell>
          <table:table-cell table:style-name="ce14" table:formula="of:=[.B26]+7" office:value-type="date" office:date-value="2024-04-11" calcext:value-type="date">
            <text:p>4/11/24</text:p>
          </table:table-cell>
          <table:table-cell table:style-name="ce14"/>
          <table:table-cell table:style-name="ce48" office:value-type="string" calcext:value-type="string">
            <text:p>Normal form Games</text:p>
          </table:table-cell>
          <table:table-cell table:style-name="ce28" office:value-type="string" calcext:value-type="string">
            <text:p>(HW 6 Due)</text:p>
          </table:table-cell>
          <table:table-cell table:style-name="ce51" office:value-type="string" calcext:value-type="string">
            <text:p>24</text:p>
          </table:table-cell>
          <table:table-cell table:number-columns-repeated="1018"/>
        </table:table-row>
        <table:table-row table:style-name="ro1">
          <table:table-cell/>
          <table:table-cell table:style-name="ce14" table:formula="of:=[.B27]+7" office:value-type="date" office:date-value="2024-04-16" calcext:value-type="date">
            <text:p>4/16/24</text:p>
          </table:table-cell>
          <table:table-cell table:style-name="ce14"/>
          <table:table-cell table:style-name="ce48" office:value-type="string" calcext:value-type="string">
            <text:p>Markov Games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14" table:formula="of:=[.B28]+7" office:value-type="date" office:date-value="2024-04-18" calcext:value-type="date">
            <text:p>4/18/24</text:p>
          </table:table-cell>
          <table:table-cell table:style-name="ce14"/>
          <table:table-cell table:style-name="ce48" office:value-type="string" calcext:value-type="string">
            <text:p>Partially Observable Markov Games</text:p>
          </table:table-cell>
          <table:table-cell table:style-name="ce28" office:value-type="string" calcext:value-type="string">
            <text:p>Exam 2</text:p>
          </table:table-cell>
          <table:table-cell table:style-name="ce52" office:value-type="string" calcext:value-type="string">
            <text:p>25, 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</text:p>
          </table:table-cell>
          <table:table-cell table:style-name="ce15" table:formula="of:=[.B29]+7" office:value-type="date" office:date-value="2024-04-23" calcext:value-type="date">
            <text:p>4/23/24</text:p>
          </table:table-cell>
          <table:table-cell table:style-name="ce15"/>
          <table:table-cell table:style-name="ce49" office:value-type="string" calcext:value-type="string">
            <text:p>Bayesian Network Learning</text:p>
          </table:table-cell>
          <table:table-cell/>
          <table:table-cell table:style-name="ce52" office:value-type="string" calcext:value-type="string">
            <text:p>6.1-6.3</text:p>
          </table:table-cell>
          <table:table-cell table:number-columns-repeated="1018"/>
        </table:table-row>
        <table:table-row table:style-name="ro1">
          <table:table-cell/>
          <table:table-cell table:style-name="ce15" table:formula="of:=[.B30]+7" office:value-type="date" office:date-value="2024-04-25" calcext:value-type="date">
            <text:p>4/25/24</text:p>
          </table:table-cell>
          <table:table-cell table:style-name="ce15"/>
          <table:table-cell table:style-name="ce49" office:value-type="string" calcext:value-type="string">
            <text:p>Immitation, Inverse RL, Transfer and Meta-Learning</text:p>
          </table:table-cell>
          <table:table-cell/>
          <table:table-cell table:style-name="Default"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/>
          <table:table-cell table:style-name="ce15" table:formula="of:=[.B31]+7" office:value-type="date" office:date-value="2024-04-30" calcext:value-type="date">
            <text:p>4/30/24</text:p>
          </table:table-cell>
          <table:table-cell table:style-name="ce15"/>
          <table:table-cell table:style-name="ce49" office:value-type="string" calcext:value-type="string">
            <text:p>The Alignment Problem</text:p>
          </table:table-cell>
          <table:table-cell/>
          <table:table-cell table:style-name="ce53" table:formula="of:=HYPERLINK(&quot;https://www.nature.com/articles/s42256-022-00465-9.pdf&quot;; &quot;Nature link&quot;)" office:value-type="string" office:string-value="Nature link" calcext:value-type="string">
            <text:p>Nature link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32]+7" office:value-type="date" office:date-value="2024-05-02" calcext:value-type="date">
            <text:p>5/2/24</text:p>
          </table:table-cell>
          <table:table-cell table:style-name="ce10"/>
          <table:table-cell table:style-name="ce28" office:value-type="string" calcext:value-type="string">
            <text:p>Course Summary - Takeaways</text:p>
          </table:table-cell>
          <table:table-cell office:value-type="string" calcext:value-type="string">
            <text:p>Quiz 3 Du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6" office:value-type="date" office:date-value="2023-05-07" calcext:value-type="date">
            <text:p>5/7/2023</text:p>
          </table:table-cell>
          <table:table-cell table:style-name="ce16"/>
          <table:table-cell table:style-name="ce28" office:value-type="string" calcext:value-type="string">
            <text:p>(Final Exam Slot)</text:p>
          </table:table-cell>
          <table:table-cell table:style-name="ce28" office:value-type="string" calcext:value-type="string">
            <text:p>Final Projects Due</text:p>
          </table:table-cell>
          <table:table-cell table:style-name="ce50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/>
          <table:table-cell table:style-name="ce5" table:number-columns-repeated="2"/>
          <table:table-cell table:number-columns-repeated="2"/>
          <table:table-cell table:style-name="ce54"/>
          <table:table-cell table:number-columns-repeated="1018"/>
        </table:table-row>
        <table:table-row table:style-name="ro1" table:number-rows-repeated="962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4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9P0"/>
    </number:number-style>
    <number:date-style style:name="N10147" number:language="en" number:country="US">
      <number:day/>
      <number:text>-</number:text>
      <number:month number:textual="true"/>
    </number:date-style>
    <number:date-style style:name="N1014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5" number:language="en" number:country="US">
      <number:month number:textual="true"/>
      <number:text>-</number:text>
      <number:year/>
    </number:date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hours/>
      <number:text>:</number:text>
      <number:minutes number:style="long"/>
    </number:time-style>
    <number:number-style style:name="N1014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currency-style style:name="N1013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chedule" style:display-name="PageStyle_Schedu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4T08:26:41.588372583</dc:date>
    <meta:editing-duration>PT11H7M29S</meta:editing-duration>
    <meta:editing-cycles>15</meta:editing-cycles>
    <meta:document-statistic meta:table-count="1" meta:cell-count="116" meta:object-count="0"/>
  </office:meta>
</office:document-meta>
</file>